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8063in" fo:margin-left="0.5069in" table:align="left"/>
    </style:style>
    <style:style style:name="Table1.A" style:family="table-column">
      <style:table-column-properties style:column-width="0.6188in"/>
    </style:style>
    <style:style style:name="Table1.B" style:family="table-column">
      <style:table-column-properties style:column-width="0.8146in"/>
    </style:style>
    <style:style style:name="Table1.C" style:family="table-column">
      <style:table-column-properties style:column-width="1.3132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7472in"/>
    </style:style>
    <style:style style:name="Table1.A1" style:family="table-cell">
      <style:table-cell-properties style:vertical-align="middle" fo:padding="0.0201in" fo:border-left="0.75pt solid #000000" fo:border-right="none" fo:border-top="0.75pt solid #000000" fo:border-bottom="0.75pt solid #000000"/>
    </style:style>
    <style:style style:name="Table1.E1" style:family="table-cell">
      <style:table-cell-properties style:vertical-align="middle" fo:padding="0.0201in" fo:border="0.75pt solid #000000"/>
    </style:style>
    <style:style style:name="Table1.A2" style:family="table-cell">
      <style:table-cell-properties style:vertical-align="middle" fo:padding="0.0201in" fo:border-left="0.75pt solid #000000" fo:border-right="none" fo:border-top="none" fo:border-bottom="0.75pt solid #000000"/>
    </style:style>
    <style:style style:name="Table1.E2" style:family="table-cell">
      <style:table-cell-properties style:vertical-align="middle" fo:padding="0.0201in" fo:border-left="0.75pt solid #000000" fo:border-right="0.75pt solid #000000" fo:border-top="none" fo:border-bottom="0.75pt solid #000000"/>
    </style:style>
    <style:style style:name="P1" style:family="paragraph" style:parent-style-name="Standard">
      <style:text-properties officeooo:rsid="0020a934" officeooo:paragraph-rsid="0020a934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894c" officeooo:paragraph-rsid="0010894c" style:font-weight-asian="bold" style:font-weight-complex="bold"/>
    </style:style>
    <style:style style:name="P3" style:family="paragraph" style:parent-style-name="Table_20_Contents">
      <style:paragraph-properties fo:margin-left="0in" fo:margin-right="0in" fo:text-indent="0in" style:auto-text-indent="false"/>
      <style:text-properties fo:font-weight="bold" officeooo:rsid="002084b3" officeooo:paragraph-rsid="002084b3" style:font-weight-asian="bold" style:font-weight-complex="bold"/>
    </style:style>
    <style:style style:name="P4" style:family="paragraph" style:parent-style-name="Table_20_Contents">
      <style:paragraph-properties fo:margin-left="0in" fo:margin-right="0in" fo:text-indent="0in" style:auto-text-indent="false"/>
      <style:text-properties fo:font-weight="bold" officeooo:rsid="002084b3" style:font-weight-asian="bold" style:font-weight-complex="bold"/>
    </style:style>
    <style:style style:name="P5" style:family="paragraph" style:parent-style-name="Table_20_Contents">
      <style:paragraph-properties fo:margin-left="0in" fo:margin-right="0in" fo:text-indent="0in" style:auto-text-indent="false"/>
    </style:style>
    <style:style style:name="P6" style:family="paragraph" style:parent-style-name="Standard">
      <style:text-properties fo:font-weight="bold" officeooo:rsid="0021d250" officeooo:paragraph-rsid="0021d250" style:font-weight-asian="bold" style:font-weight-complex="bold"/>
    </style:style>
    <style:style style:name="P7" style:family="paragraph" style:parent-style-name="Standard">
      <style:text-properties style:font-name="Liberation Serif" fo:font-weight="bold" officeooo:rsid="002618ca" officeooo:paragraph-rsid="002618ca" style:font-weight-asian="bold" style:font-weight-complex="bold"/>
    </style:style>
    <style:style style:name="P8" style:family="paragraph" style:parent-style-name="Standard">
      <style:text-properties style:font-name="JetBrains Mono" fo:font-weight="normal" officeooo:rsid="0021d250" officeooo:paragraph-rsid="0021d250" style:font-weight-asian="normal" style:font-weight-complex="normal"/>
    </style:style>
    <style:style style:name="P9" style:family="paragraph" style:parent-style-name="Standard">
      <style:text-properties style:font-name="JetBrains Mono" fo:font-weight="normal" officeooo:rsid="002618ca" officeooo:paragraph-rsid="002618ca" style:font-weight-asian="normal" style:font-weight-complex="normal"/>
    </style:style>
    <style:style style:name="P10" style:family="paragraph" style:parent-style-name="Standard">
      <style:text-properties style:font-name="Liberation Serif" fo:font-weight="normal" officeooo:rsid="002618ca" officeooo:paragraph-rsid="002618ca" style:font-weight-asian="normal" style:font-weight-complex="normal"/>
    </style:style>
    <style:style style:name="P11" style:family="paragraph" style:parent-style-name="Standard">
      <style:text-properties style:font-name="Liberation Serif" fo:font-weight="bold" officeooo:rsid="0029ce2f" officeooo:paragraph-rsid="0029ce2f" style:font-weight-asian="bold" style:font-weight-complex="bold"/>
    </style:style>
    <style:style style:name="P12" style:family="paragraph" style:parent-style-name="Standard">
      <style:text-properties style:font-name="JetBrains Mono" fo:font-weight="normal" officeooo:rsid="0029ce2f" officeooo:paragraph-rsid="0029ce2f" style:font-weight-asian="normal" style:font-weight-complex="normal"/>
    </style:style>
    <style:style style:name="T1" style:family="text">
      <style:text-properties officeooo:rsid="002e065e"/>
    </style:style>
    <style:style style:name="T2" style:family="text">
      <style:text-properties officeooo:rsid="002d2591"/>
    </style:style>
    <style:style style:name="T3" style:family="text">
      <style:text-properties officeooo:rsid="00245a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able 8.<text:span text:style-name="T1">2</text:span>: Routing Table for VLAN Configur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PC</text:p>
          </table:table-cell>
          <table:table-cell table:style-name="Table1.A1" office:value-type="string">
            <text:p text:style-name="P4">VLAN</text:p>
          </table:table-cell>
          <table:table-cell table:style-name="Table1.A1" office:value-type="string">
            <text:p text:style-name="P3">IP Address </text:p>
          </table:table-cell>
          <table:table-cell table:style-name="Table1.A1" office:value-type="string">
            <text:p text:style-name="P3">Subnet Mask</text:p>
          </table:table-cell>
          <table:table-cell table:style-name="Table1.E1" office:value-type="string">
            <text:p text:style-name="P3">Default Gateway</text:p>
          </table:table-cell>
        </table:table-row>
        <table:table-row>
          <table:table-cell table:style-name="Table1.A2" office:value-type="string">
            <text:p text:style-name="P5">PC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92.168.10.2</text:p>
          </table:table-cell>
          <table:table-cell table:style-name="Table1.A2" office:value-type="string">
            <text:p text:style-name="P5">255.255.255.0</text:p>
          </table:table-cell>
          <table:table-cell table:style-name="Table1.E2" office:value-type="string">
            <text:p text:style-name="P5">192.168.10.1</text:p>
          </table:table-cell>
        </table:table-row>
        <table:table-row>
          <table:table-cell table:style-name="Table1.A2" office:value-type="string">
            <text:p text:style-name="P5">PC1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92.168.10.3</text:p>
          </table:table-cell>
          <table:table-cell table:style-name="Table1.A2" office:value-type="string">
            <text:p text:style-name="P5">255.255.255.0</text:p>
          </table:table-cell>
          <table:table-cell table:style-name="Table1.E2" office:value-type="string">
            <text:p text:style-name="P5">192.168.10.1</text:p>
          </table:table-cell>
        </table:table-row>
        <table:table-row>
          <table:table-cell table:style-name="Table1.A2" office:value-type="string">
            <text:p text:style-name="P5">PC8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192.168.20.2</text:p>
          </table:table-cell>
          <table:table-cell table:style-name="Table1.A2" office:value-type="string">
            <text:p text:style-name="P5">255.255.255.0</text:p>
          </table:table-cell>
          <table:table-cell table:style-name="Table1.E2" office:value-type="string">
            <text:p text:style-name="P5">192.168.20.1</text:p>
          </table:table-cell>
        </table:table-row>
        <table:table-row>
          <table:table-cell table:style-name="Table1.A2" office:value-type="string">
            <text:p text:style-name="P5">PC<text:span text:style-name="T2">3</text:span>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192.168.20.3</text:p>
          </table:table-cell>
          <table:table-cell table:style-name="Table1.A2" office:value-type="string">
            <text:p text:style-name="P5">255.255.255.0</text:p>
          </table:table-cell>
          <table:table-cell table:style-name="Table1.E2" office:value-type="string">
            <text:p text:style-name="P5">192.168.20.1</text:p>
          </table:table-cell>
        </table:table-row>
        <table:table-row>
          <table:table-cell table:style-name="Table1.A2" office:value-type="string">
            <text:p text:style-name="P5">PC4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92.168.10.4</text:p>
          </table:table-cell>
          <table:table-cell table:style-name="Table1.A2" office:value-type="string">
            <text:p text:style-name="P5">255.255.255.0</text:p>
          </table:table-cell>
          <table:table-cell table:style-name="Table1.E2" office:value-type="string">
            <text:p text:style-name="P5">192.168.10.1</text:p>
          </table:table-cell>
        </table:table-row>
        <table:table-row>
          <table:table-cell table:style-name="Table1.A2" office:value-type="string">
            <text:p text:style-name="P5">PC5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92.168.10.5</text:p>
          </table:table-cell>
          <table:table-cell table:style-name="Table1.A2" office:value-type="string">
            <text:p text:style-name="P5">255.255.255.0</text:p>
          </table:table-cell>
          <table:table-cell table:style-name="Table1.E2" office:value-type="string">
            <text:p text:style-name="P5">192.168.10.1</text:p>
          </table:table-cell>
        </table:table-row>
        <table:table-row>
          <table:table-cell table:style-name="Table1.A2" office:value-type="string">
            <text:p text:style-name="P5">PC6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192.168.20.4</text:p>
          </table:table-cell>
          <table:table-cell table:style-name="Table1.A2" office:value-type="string">
            <text:p text:style-name="P5">255.255.255.0</text:p>
          </table:table-cell>
          <table:table-cell table:style-name="Table1.E2" office:value-type="string">
            <text:p text:style-name="P5">192.168.20.1</text:p>
          </table:table-cell>
        </table:table-row>
        <table:table-row>
          <table:table-cell table:style-name="Table1.A2" office:value-type="string">
            <text:p text:style-name="P5">PC7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192.168.20.5</text:p>
          </table:table-cell>
          <table:table-cell table:style-name="Table1.A2" office:value-type="string">
            <text:p text:style-name="P5">255.255.255.0</text:p>
          </table:table-cell>
          <table:table-cell table:style-name="Table1.E2" office:value-type="string">
            <text:p text:style-name="Table_20_Contents">192.168.20.1</text:p>
          </table:table-cell>
        </table:table-row>
      </table:table>
      <text:p text:style-name="Standard"/>
      <text:p text:style-name="Standard"/>
      <text:p text:style-name="Standard"/>
      <text:p text:style-name="P6">Commands:</text:p>
      <text:p text:style-name="P6"/>
      <text:p text:style-name="P7">Left Switch:</text:p>
      <text:p text:style-name="P8"/>
      <text:p text:style-name="P8">Switch&gt; enable<text:line-break/>Switch# configure terminal</text:p>
      <text:p text:style-name="P8"/>
      <text:p text:style-name="P8">Switch(config)# vlan 10<text:line-break/>Switch(config-vlan)# name CSE<text:line-break/>Switch(config-vlan)# exit<text:line-break/><text:line-break/>Switch(config)# vlan 20<text:line-break/>Switch(config-vlan)# name EEE<text:line-break/>Switch(config-vlan)# exit</text:p>
      <text:p text:style-name="P8"/>
      <text:p text:style-name="P8"><text:line-break/>Switch(config)# interface range fastethernet 0/1 - <text:span text:style-name="T3">10</text:span><text:line-break/>Switch(config-if-range)# switchport mode access<text:line-break/>Switch(config-if-range)# switchport access vlan 10<text:line-break/>Switch(config-if-range)# exit<text:line-break/><text:line-break/><text:line-break/>Switch(config)# interface range fastethernet 0/11 - <text:span text:style-name="T3">20</text:span><text:line-break/>Switch(config-if-range)# switchport mode access<text:line-break/>Switch(config-if-range)# switchport access vlan 20<text:line-break/>Switch(config-if-range)# exit</text:p>
      <text:p text:style-name="P8"/>
      <text:p text:style-name="P8"><text:soft-page-break/>Switch(config)# interface fastethernet 0/24<text:line-break/>Switch(config-if)# switchport mode trunk<text:line-break/>Switch(config-if)# exit</text:p>
      <text:p text:style-name="P8"/>
      <text:p text:style-name="P7">Right Switch:</text:p>
      <text:p text:style-name="P7"/>
      <text:p text:style-name="P9">Switch&gt; enable<text:line-break/>Switch# configure terminal</text:p>
      <text:p text:style-name="P9"/>
      <text:p text:style-name="P9">Switch(config)# vlan 10<text:line-break/>Switch(config-vlan)# name CSE<text:line-break/>Switch(config-vlan)# exit<text:line-break/><text:line-break/>Switch(config)# vlan 20<text:line-break/>Switch(config-vlan)# name EEE<text:line-break/>Switch(config-vlan)# exit</text:p>
      <text:p text:style-name="P9"><text:line-break/>Switch(config)# interface range fastethernet 0/1 - 10<text:line-break/>Switch(config-if-range)# switchport mode access<text:line-break/>Switch(config-if-range)# switchport access vlan 10<text:line-break/>Switch(config-if-range)# exit<text:line-break/><text:line-break/><text:line-break/>Switch(config)# interface range fastethernet 0/11 - 20<text:line-break/>Switch(config-if-range)# switchport mode access<text:line-break/>Switch(config-if-range)# switchport access vlan 20<text:line-break/>Switch(config-if-range)# exit</text:p>
      <text:p text:style-name="P9"/>
      <text:p text:style-name="P9">Switch(config)# interface fastethernet 0/23<text:line-break/>Switch(config-if)# switchport mode trunk<text:line-break/>Switch(config-if)# exit</text:p>
      <text:p text:style-name="P9"/>
      <text:p text:style-name="P9">Switch(config)# interface fastethernet 0/24<text:line-break/>Switch(config-if)# switchport mode trunk<text:line-break/>Switch(config-if)# exit</text:p>
      <text:p text:style-name="P10"/>
      <text:p text:style-name="P10"/>
      <text:p text:style-name="P11">Router:</text:p>
      <text:p text:style-name="P11"/>
      <text:p text:style-name="P12">Router&gt; enable<text:line-break/>Router# configure terminal<text:line-break/><text:line-break/>Router(config)# interface fastethernet 0/0<text:line-break/><text:soft-page-break/>Router(config-if)# no shutdown<text:line-break/>Router(config-if)# exit</text:p>
      <text:p text:style-name="P12"/>
      <text:p text:style-name="P12"><text:line-break/>Router(config)# interface fastethernet 0/0.10<text:line-break/>Router(config-subif)# encapsulation dot1Q 10<text:line-break/>Router(config-subif)# ip address 192.168.10.1 255.255.255.0<text:line-break/>Router(config-subif)# exit<text:line-break/><text:line-break/>Router(config)# interface fastethernet 0/0.20<text:line-break/>Router(config-subif)# encapsulation dot1Q 20<text:line-break/>Router(config-subif)# ip address 192.168.20.1 255.255.255.0<text:line-break/>Router(config-subif)# exit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04:06:14.301934200</meta:creation-date>
    <dc:date>2025-10-28T04:37:07.712430100</dc:date>
    <meta:editing-duration>PT14M45S</meta:editing-duration>
    <meta:editing-cycles>14</meta:editing-cycles>
    <meta:generator>LibreOffice/25.2.6.2$Windows_X86_64 LibreOffice_project/729c5bfe710f5eb71ed3bbde9e06a6065e9c6c5d</meta:generator>
    <meta:document-statistic meta:table-count="1" meta:image-count="0" meta:object-count="0" meta:page-count="3" meta:paragraph-count="61" meta:word-count="249" meta:character-count="2428" meta:non-whitespace-character-count="2228"/>
  </office:meta>
</office:document-meta>
</file>